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Preformatted_20_Text">
      <style:text-properties fo:font-weight="normal" style:font-weight-asian="normal" style:font-weight-complex="normal"/>
    </style:style>
    <style:style style:name="P25" style:family="paragraph" style:parent-style-name="Preformatted_20_Text">
      <style:paragraph-properties fo:margin-top="0cm" fo:margin-bottom="0.499cm"/>
    </style:style>
    <style:style style:name="P26" style:family="paragraph" style:parent-style-name="Preformatted_20_Text">
      <style:paragraph-properties fo:margin-top="0cm" fo:margin-bottom="0.499cm"/>
      <style:text-properties fo:font-weight="normal" style:font-weight-asian="normal" style:font-weight-complex="normal"/>
    </style:style>
    <style:style style:name="P27" style:family="paragraph" style:parent-style-name="Preformatted_20_Text">
      <style:paragraph-properties fo:margin-top="0cm" fo:margin-bottom="0.499cm"/>
      <style:text-properties style:text-underline-style="none" fo:font-weight="normal" style:font-weight-asian="normal" style:font-weight-complex="normal"/>
    </style:style>
    <style:style style:name="P28"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29" style:family="paragraph" style:parent-style-name="Preformatted_20_Text">
      <style:paragraph-properties fo:margin-top="0cm" fo:margin-bottom="0.499cm" fo:text-align="start" style:justify-single-word="false"/>
      <style:text-properties fo:color="#000000"/>
    </style:style>
    <style:style style:name="P30" style:family="paragraph" style:parent-style-name="Preformatted_20_Text">
      <style:paragraph-properties fo:margin-top="0cm" fo:margin-bottom="0.499cm"/>
      <style:text-properties style:font-name="Liberation Serif" fo:font-size="12pt" style:font-size-asian="10.5pt" style:font-size-complex="12pt"/>
    </style:style>
    <style:style style:name="P3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32"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3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34"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35"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36" style:family="paragraph" style:parent-style-name="Standard">
      <style:paragraph-properties fo:text-align="center" style:justify-single-word="false" fo:break-before="page"/>
      <style:text-properties fo:font-weight="bold" style:font-weight-asian="bold" style:font-weight-complex="bold"/>
    </style:style>
    <style:style style:name="P37" style:family="paragraph" style:parent-style-name="Contents_20_Heading">
      <style:paragraph-properties fo:break-before="page"/>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Standard" style:list-style-name="L1"/>
    <style:style style:name="P45" style:family="paragraph" style:parent-style-name="Standard" style:list-style-name="L1">
      <style:text-properties fo:font-size="12pt" style:font-size-asian="12pt" style:font-size-complex="12pt"/>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text-properties style:font-name="DejaVu Sans Mono1" fo:font-size="10pt" style:font-name-asian="DejaVu Sans1" style:font-size-asian="10pt" style:font-name-complex="DejaVu Sans1" style:font-size-complex="10pt"/>
    </style:style>
    <style:style style:name="P49" style:family="paragraph" style:parent-style-name="Standard">
      <style:text-properties style:font-name="DejaVu Sans" fo:font-size="10pt" style:font-name-asian="DejaVu Sans" style:font-size-asian="10pt" style:font-name-complex="DejaVu Sans"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54"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55"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7">Content Index</text:p>
          </text:index-title>
          <text:p text:style-name="P42"><text:a xlink:type="simple" xlink:href="#1.Installing and downloading required packages|outline" text:style-name="Internet_20_link" text:visited-style-name="Internet_20_link">Installing and downloading required packages</text:a><text:tab/>3</text:p>
          <text:p text:style-name="P42"><text:a xlink:type="simple" xlink:href="#2.Create user and database for Babelium Project|outline" text:style-name="Internet_20_link" text:visited-style-name="Internet_20_link">Create user and database for Babelium Project</text:a><text:tab/>3</text:p>
          <text:p text:style-name="P42"><text:a xlink:type="simple" xlink:href="#3.Installing eclipse|outline" text:style-name="Internet_20_link" text:visited-style-name="Internet_20_link">Installing eclipse</text:a><text:tab/>3</text:p>
          <text:p text:style-name="P42"><text:a xlink:type="simple" xlink:href="#4.Installing Flex Builder/Flash Builder|outline" text:style-name="Internet_20_link" text:visited-style-name="Internet_20_link">Installing Flex Builder/Flash Builder</text:a><text:tab/>3</text:p>
          <text:p text:style-name="P42"><text:a xlink:type="simple" xlink:href="#5.Installing Flex SDK|outline" text:style-name="Internet_20_link" text:visited-style-name="Internet_20_link">Installing Flex SDK</text:a><text:tab/>4</text:p>
          <text:p text:style-name="P43">Set downloaded SDK as default SDK in Flex Builder<text:tab/>4</text:p>
          <text:p text:style-name="P43">Add locale resources to the SDK<text:tab/>4</text:p>
          <text:p text:style-name="P43">Visualization and automation libraries installation<text:tab/>4</text:p>
          <text:p text:style-name="P42"><text:a xlink:type="simple" xlink:href="#6.Installing subclipse for eclipse|outline" text:style-name="Internet_20_link" text:visited-style-name="Internet_20_link">Installing subclipse for eclipse</text:a><text:tab/>5</text:p>
          <text:p text:style-name="P42"><text:a xlink:type="simple" xlink:href="#7.Import project into eclipse|outline" text:style-name="Internet_20_link" text:visited-style-name="Internet_20_link">Import project into eclipse</text:a><text:tab/>5</text:p>
          <text:p text:style-name="P42"><text:a xlink:type="simple" xlink:href="#8.Download red5 server|outline" text:style-name="Internet_20_link" text:visited-style-name="Internet_20_link">Download red5 server</text:a><text:tab/>5</text:p>
          <text:p text:style-name="P42"><text:a xlink:type="simple" xlink:href="#9.DB Dump|outline" text:style-name="Internet_20_link" text:visited-style-name="Internet_20_link">DB Dump</text:a><text:tab/>5</text:p>
          <text:p text:style-name="P42"><text:a xlink:type="simple" xlink:href="#10.Configuring apache2 to use the /babelia domain|outline" text:style-name="Internet_20_link" text:visited-style-name="Internet_20_link">Configuring apache2 to use the /babelia domain</text:a><text:tab/>6</text:p>
          <text:p text:style-name="P43">For ubuntu/linux<text:tab/>6</text:p>
          <text:p text:style-name="P43">For Windows XP<text:tab/>6</text:p>
          <text:p text:style-name="P42"><text:a xlink:type="simple" xlink:href="#11.Fill apache's root|outline" text:style-name="Internet_20_link" text:visited-style-name="Internet_20_link">Fill apache's root</text:a><text:tab/>7</text:p>
          <text:p text:style-name="P42"><text:a xlink:type="simple" xlink:href="#12.Installing Zend Framework|outline" text:style-name="Internet_20_link" text:visited-style-name="Internet_20_link">Installing Zend Framework</text:a><text:tab/>7</text:p>
          <text:p text:style-name="P42"><text:a xlink:type="simple" xlink:href="#13.Install oflaDemo|outline" text:style-name="Internet_20_link" text:visited-style-name="Internet_20_link">Install oflaDemo</text:a><text:tab/>8</text:p>
          <text:p text:style-name="P42"><text:a xlink:type="simple" xlink:href="#14.Copy videos to oflaDemo|outline" text:style-name="Internet_20_link" text:visited-style-name="Internet_20_link">Copy videos to oflaDemo</text:a><text:tab/>8</text:p>
          <text:p text:style-name="P42"><text:a xlink:type="simple" xlink:href="#15.Start babelia|outline" text:style-name="Internet_20_link" text:visited-style-name="Internet_20_link">Start babelia</text:a><text:tab/>8</text:p>
          <text:p text:style-name="P42"><text:a xlink:type="simple" xlink:href="#16.Installing ffmpeg and ffmpeg-php on linux|outline" text:style-name="Internet_20_link" text:visited-style-name="Internet_20_link">Installing ffmpeg and ffmpeg-php on linux</text:a><text:tab/>8</text:p>
          <text:p text:style-name="P42"><text:a xlink:type="simple" xlink:href="#17.Video upload module configuration|outline" text:style-name="Internet_20_link" text:visited-style-name="Internet_20_link">Video upload module configuration</text:a><text:tab/>9</text:p>
          <text:p text:style-name="P42"><text:a xlink:type="simple" xlink:href="#18.Cuting-off videos using ffmpeg's commandline|outline" text:style-name="Internet_20_link" text:visited-style-name="Internet_20_link">Cuting-off videos using ffmpeg's commandline</text:a><text:tab/>10</text:p>
          <text:p text:style-name="P42"><text:a xlink:type="simple" xlink:href="#19.Automatic periodic system jobs (CRON)|outline" text:style-name="Internet_20_link" text:visited-style-name="Internet_20_link">Automatic periodic system jobs (CRON)</text:a><text:tab/>10</text:p>
          <text:p text:style-name="P42"><text:a xlink:type="simple" xlink:href="#20.How to capture videos of your desktop to make tutorials|outline" text:style-name="Internet_20_link" text:visited-style-name="Internet_20_link">How to capture videos of your desktop to make tutorials</text:a><text:tab/>11</text:p>
          <text:p text:style-name="P42"><text:a xlink:type="simple" xlink:href="#21.Video standard resolution table and the one we're using|outline" text:style-name="Internet_20_link" text:visited-style-name="Internet_20_link">Video standard resolution table and the one we're using</text:a><text:tab/>12</text:p>
          <text:p text:style-name="P42"><text:a xlink:type="simple" xlink:href="#22.AMFPHP configuration notes|outline" text:style-name="Internet_20_link" text:visited-style-name="Internet_20_link">AMFPHP configuration notes</text:a><text:tab/>12</text:p>
          <text:p text:style-name="P42"><text:a xlink:type="simple" xlink:href="#23.Migrate from AMFPHP to Zend AMF|outline" text:style-name="Internet_20_link" text:visited-style-name="Internet_20_link">Migrate from AMFPHP to Zend AMF</text:a><text:tab/>13</text:p>
          <text:p text:style-name="P42"><text:a xlink:type="simple" xlink:href="#24.Youtube ZEND GDATA PHP API notes|outline" text:style-name="Internet_20_link" text:visited-style-name="Internet_20_link">Youtube ZEND GDATA PHP API notes</text:a><text:tab/>13</text:p>
          <text:p text:style-name="P42"><text:a xlink:type="simple" xlink:href="#25.Youtube Video Upload notes|outline" text:style-name="Internet_20_link" text:visited-style-name="Internet_20_link">Youtube Video Upload notes</text:a><text:tab/>13</text:p>
          <text:p text:style-name="P42"><text:a xlink:type="simple" xlink:href="#26.Youtube/Google account combining and developer keys|outline" text:style-name="Internet_20_link" text:visited-style-name="Internet_20_link">Youtube/Google account combining and developer keys</text:a><text:tab/>14</text:p>
          <text:p text:style-name="P42"><text:a xlink:type="simple" xlink:href="#27.Spinvox automatic transcription system|outline" text:style-name="Internet_20_link" text:visited-style-name="Internet_20_link">Spinvox automatic transcription system</text:a><text:tab/>14</text:p>
          <text:p text:style-name="P43">Spinvox file setup<text:tab/>14</text:p>
          <text:p text:style-name="P43">Spinvox database table setup<text:tab/>15</text:p>
          <text:p text:style-name="P43">How it works<text:tab/>15</text:p>
          <text:p text:style-name="P43">Cron tasks<text:tab/>15</text:p>
          <text:p text:style-name="P43">Configuration parameters<text:tab/>16</text:p>
          <text:p text:style-name="P42"><text:a xlink:type="simple" xlink:href="#28.Access control for Red5 playback/publish features|outline" text:style-name="Internet_20_link" text:visited-style-name="Internet_20_link">Access control for Red5 playback/publish features</text:a><text:tab/>17</text:p>
        </text:index-body>
      </text:table-of-content>
      <text:p text:style-name="P20"/>
      <text:p text:style-name="P36"/>
      <text:h text:style-name="Heading_20_1" text:outline-level="1">Installing and downloading required packages</text:h>
      <text:p text:style-name="Standard"/>
      <text:p text:style-name="P32">sudo apt-get install apache2 mysql-server mysql-client subversion php5 php5-mysql</text:p>
      <text:p text:style-name="Standard">{ROOT DB PASS}</text:p>
      <text:p text:style-name="Standard"/>
      <text:p text:style-name="Standard"/>
      <text:h text:style-name="Heading_20_1" text:outline-level="1">Create user and database for Babelium Project</text:h>
      <text:p text:style-name="Standard"/>
      <text:p text:style-name="P32">~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32">cd /opt<text:line-break/>/opt $&gt; sudo tar xzf {DOWNLOAD DIR}/eclipse-SDK-3.3-linux-gtk.tar.gz <text:line-break/>/opt $&gt; sudo chown {LINUX USERNAME} eclipse -R<text:line-break/>/opt $&gt; sudo ln -s /opt/eclipse/eclipse /usr/bin/eclipse</text:p>
      <text:h text:style-name="Heading_20_1" text:outline-level="1">Installing Flex Builder/Flash Builder</text:h>
      <text:p text:style-name="Standard"/>
      <text:p text:style-name="P32">/opt $&gt; sudo mkdir flex &amp;&amp; sudo chown {LINUX USERNAME} flex</text:p>
      <text:p text:style-name="Standard"/>
      <text:p text:style-name="P34">/{DOWNLOAD DIR} $&gt; wget http://download.macromedia.com/pub/labs/flex/flexbuilder_linux/flexbuilder_linux_install_a5_112409.bin</text:p>
      <text:p text:style-name="Standard"/>
      <text:p text:style-name="P34">/{DOWNLOAD DIR} $&gt; ./flexbuilder_linux_install_a5_112409.bin</text:p>
      <text:p text:style-name="P35"><text:soft-page-break/><text:span text:style-name="T21">{FLEX PATH} = /opt/flex<text:line-break/></text:span><text:span text:style-name="T21">{ECLIPSE PATH} = /opt/eclipse</text:span></text:p>
      <text:h text:style-name="Heading_20_1" text:outline-level="1">Installing Flex SDK</text:h>
      <text:p text:style-name="Standard"/>
      <text:p text:style-name="P31"><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33"><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2">/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Unzip ‘automation_SDK3.5.zip’. this will contain 2 folders <text:span text:style-name="T27">libs</text:span> and <text:span text:style-name="T27">locale</text:span>.<text:line-break/><text:line-break/><text:soft-pag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Download red5 server</text:h>
      <text:p text:style-name="P14"/>
      <text:p text:style-name="P31"><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DB Dump</text:h>
      <text:p text:style-name="Standard"/>
      <text:p text:style-name="P32">{WORKSPACE}/{PROJECT}/src/resources/sql$ mysql -u babelia -p babelia &lt; all.sql {BABELIA DB PASS}</text:p>
      <text:h text:style-name="Heading_20_1" text:outline-level="1"><text:soft-page-break/>Configuring apache2 to use the /babelia domain</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2">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oft-page-break/><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31">{WORKSPACE}/{PROJECT} $&gt; cp bin-debug/* /var/www/babelia/ -R</text:p>
      <text:p text:style-name="Standard">Install amfphp in /var/www/babelia or:</text:p>
      <text:p text:style-name="Standard"/>
      <text:p text:style-name="P31">/var/www/babelia $&gt; mkdir amfphp<text:line-break/>/var/www/babelia $&gt; mkdir amfphp/services/<text:line-break/>/var/www/babelia $&gt; mkdir amfphp/services/babelia</text:p>
      <text:p text:style-name="Standard"/>
      <text:p text:style-name="P31">{WORKSPACE}/{PROJECT}/src/resources $&gt; cp server.php activation.php tests/* /var/www/babelia/</text:p>
      <text:p text:style-name="Standard"/>
      <text:p text:style-name="P31">{WORKSPACE}/{PROJECT}/src/resources/services $&gt; cp * /var/www/babelia/amfphp/services/babelia/ </text:p>
      <text:p text:style-name="Standard"/>
      <text:p text:style-name="P31">/var/www/babelia/amfphp/services/babelia $&gt; cp Config.php.example Config.php</text:p>
      <text:p text:style-name="Standard"/>
      <text:p text:style-name="P31">/var/www/babelia/amfphp/services/babelia $&gt; gedit Config.php</text:p>
      <text:p text:style-name="Standard">{Configure with your DB settings}</text:p>
      <text:p text:style-name="Standard"/>
      <text:h text:style-name="Heading_20_1" text:outline-level="1">Installing Zend Framework</text:h>
      <text:p text:style-name="Standard"/>
      <text:p text:style-name="P32"><text:soft-page-break/>{DOWNLOAD DIR} $&gt; wget http://framework.zend.com/releases/ZendFramework-1.9.6/ZendFramework-1.9.6.tar.gz</text:p>
      <text:p text:style-name="Standard"/>
      <text:p text:style-name="P32">/var/www/babelia $&gt; tar zxf {DOWNLOAD DIR}/ZendFramework-1.9.6.tar.gz</text:p>
      <text:p text:style-name="Standard"/>
      <text:p text:style-name="P32">/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32">/opt/red5/webapps/oflaDemo/streams$ cp {WORKSPACE}/{PROJECT}/src/resources/videos/* ./</text:p>
      <text:h text:style-name="Heading_20_1" text:outline-level="1">Start babelia</text:h>
      <text:p text:style-name="Standard"/>
      <text:p text:style-name="P32">sudo service apache2 start<text:line-break/>sudo service mysql start<text:line-break/>/opt/red5$ nohup sh red5.sh &amp;</text:p>
      <text:h text:style-name="Heading_20_1" text:outline-level="1">Installing ffmpeg and ffmpeg-php on linux</text:h>
      <text:p text:style-name="P17">We need to get restricted codecs so we enable the medibuntu repository:</text:p>
      <text:p text:style-name="P17"/>
      <text:p text:style-name="P31"><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4"/>
      <text:p text:style-name="Standard">After doing this, we install the ffmpeg and it's codec library doing the following:</text:p>
      <text:p text:style-name="P24"/>
      <text:p text:style-name="P34">sudo apt-get install ffmpeg libavcodec-extra-52</text:p>
      <text:p text:style-name="Standard">Use synaptic to get the latest version of php-ffmpeg and you're ready to go.</text:p>
      <text:p text:style-name="Standard"><text:soft-page-break/>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32">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6"><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2">sudo gedit /etc/php5/apache2/php.ini</text:p>
      <text:p text:style-name="P26">post_max_size = 200M<text:line-break/>upload_max_size = 200M</text:p>
      <text:p text:style-name="P32">$ sudo /etc/init.d/apache 2 stop<text:line-break/>$ sudo /etc/init.d/apache 2 start</text:p>
      <text:p text:style-name="Standard">This is the final directory structure you should have on your web root.</text:p>
      <text:p text:style-name="Standard"/>
      <text:p text:style-name="P25"><text:span text:style-name="T10">-rwxr-xr-x 1 inko inko <text:s/>896 2010-02-25 11:16 </text:span><text:span text:style-name="T12">activation.php</text:span><text:span text:style-name="T11"> </text:span><text:span text:style-name="T10"><text:line-break/>drwxr-xr-x 5 inko inko 4096 2010-03-01 12:32 </text:span><text:span text:style-name="T14">amfphp</text:span><text:span text:style-name="T10"> <text:line-break/></text:span><text:soft-page-break/><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2">crontab -e</text:p>
      <text:p text:style-name="P27">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32">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28">Currently we have this tasks:</text:p>
      <text:list xml:id="list2012030404" text:style-name="L1">
        <text:list-item>
          <text:p text:style-name="P45"><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792216238" text:continue-numbering="true" text:style-name="L1">
        <text:list-item>
          <text:p text:style-name="P44"><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1689465700" text:continue-numbering="true" text:style-name="L1">
        <text:list-item>
          <text:p text:style-name="P44"><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text:soft-page-break/>as “available” if everything went ok. <text:s/></text:p>
          <text:p text:style-name="P44"/>
        </text:list-item>
      </text:list>
      <text:p text:style-name="Standard">The following are some tips and things you should know if you're going to make a scheduled script:</text:p>
      <text:p text:style-name="Standard"/>
      <text:list xml:id="list1587098975" text:style-name="L2">
        <text:list-item>
          <text:p text:style-name="P46">Since scheduled scripts are called via PHP's CLI, the $_SERVER superglobal won't be available on your script.</text:p>
        </text:list-item>
        <text:list-item>
          <text:p text:style-name="P46"><text:span text:style-name="T10">You must begin your scripts with the line </text:span><text:span text:style-name="T17">#!/usr/bin/php -q</text:span><text:span text:style-name="T16"> and give them execution rights</text:span></text:p>
        </text:list-item>
        <text:list-item>
          <text:p text:style-name="P46">To add your scheduled script to the system you must add a line to the crontab. Check crontab's man for more information.</text:p>
        </text:list-item>
        <text:list-item>
          <text:p text:style-name="P46">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205182435" text:style-name="L3">
        <text:list-item>
          <text:p text:style-name="P47">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2">ffmpeg -i inputcapture.ogv -b 10000k outputresult.mpg </text:p>
      <text:p text:style-name="Standard">This will produce a much heavier video but in contrast with the OGV it can be edited easily and uploaded to virtually anyplace.</text:p>
      <text:h text:style-name="Heading_20_1" text:outline-level="1"><text:soft-page-break/>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29"/>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
      <text:h text:style-name="Heading_20_1" text:outline-level="1"><text:soft-page-break/>Migrate from AMFPHP to Zend AMF</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text:soft-page-break/></text:p>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ext:soft-page-break/>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38"/>
      <text:p text:style-name="P38"/>
      <text:p text:style-name="P32">0 <text:s/>* * * * /var/www/amfphp/services/babelia/SendRequests.php &gt;&gt; /tmp/babelia/spinvox_req_log</text:p>
      <text:p text:style-name="P38"/>
      <text:p text:style-name="P32"><text:soft-page-break/>30 * * * * /var/www/amfphp/services/babelia/GetTranscriptions.php &gt;&gt; /tmp/babelia/spinvox_trans_log</text:p>
      <text:p text:style-name="Standard">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55"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38"/>
      <text:h text:style-name="Heading_20_1" text:outline-level="1"><text:soft-page-break/>Access control for Red5 playback/publish features</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48"/>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49">↳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49">↳ IstreamPublishSecurity.java</text:p>
          </table:table-cell>
          <table:table-cell table:style-name="Tabla4.B2" office:value-type="string">
            <text:p text:style-name="P10">It's the interface to define the conditions to access the stream publish.</text:p>
          </table:table-cell>
        </table:table-row>
      </table:table>
      <text:p text:style-name="P48"/>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50"/>
      <text:p text:style-name="P41"><text:soft-page-break/><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41"/>
      <text:p text:style-name="P40"><text:tab/>(…)</text:p>
      <text:p text:style-name="P40"/>
      <text:p text:style-name="P41"><text:span text:style-name="T18"><text:tab/></text:span><text:span text:style-name="T30">/** </text:span><text:span text:style-name="T31">{@inheritDoc}</text:span><text:span text:style-name="T30"> */</text:span></text:p>
      <text:p text:style-name="P41"><text:span text:style-name="T18"><text:tab/></text:span><text:span text:style-name="T32">@Override</text:span></text:p>
      <text:p text:style-name="P41"><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0"><text:tab/><text:tab/><text:span text:style-name="T34">babeliumSecurityMeasures();</text:span></text:p>
      <text:p text:style-name="P41"><text:span text:style-name="T18"><text:tab/><text:tab/></text:span><text:span text:style-name="T33">return</text:span><text:span text:style-name="T18"> </text:span><text:span text:style-name="T33">super</text:span><text:span text:style-name="T18">.start(scope);</text:span></text:p>
      <text:p text:style-name="P40"><text:tab/>}</text:p>
      <text:p text:style-name="P40"/>
      <text:p text:style-name="P40"><text:tab/>(…)</text:p>
      <text:p text:style-name="P40">}</text:p>
      <text:p text:style-name="P40"/>
      <text:p text:style-name="P53">On the method highlighted in blue we will define the access rules for both playback and publish writing the following:</text:p>
      <text:p text:style-name="P53"/>
      <text:p text:style-name="P38"><text:span text:style-name="T33">public</text:span><text:span text:style-name="T18"> </text:span><text:span text:style-name="T33">synchronized</text:span><text:span text:style-name="T18"> </text:span><text:span text:style-name="T33">void</text:span><text:span text:style-name="T18"> babeliumSecurityMeasures(){</text:span></text:p>
      <text:p text:style-name="P38"><text:span text:style-name="T18"><text:tab/></text:span><text:span text:style-name="T33">this</text:span><text:span text:style-name="T18">.registerStreamPlaybackSecurity(</text:span><text:span text:style-name="T33">new</text:span><text:span text:style-name="T18"> IStreamPlaybackSecurity() {</text:span></text:p>
      <text:p text:style-name="P39"><text:tab/><text:tab/><text:tab/></text:p>
      <text:p text:style-name="P38"><text:span text:style-name="T18"><text:tab/><text:tab/></text:span><text:span text:style-name="T32">@Override</text:span></text:p>
      <text:p text:style-name="P38"><text:span text:style-name="T18"><text:tab/><text:tab/></text:span><text:span text:style-name="T33">public</text:span><text:span text:style-name="T18"> </text:span><text:span text:style-name="T33">boolean</text:span><text:span text:style-name="T18"> isPlaybackAllowed(IScope scope, String name, </text:span></text:p>
      <text:p text:style-name="P38"><text:span text:style-name="T22"><text:tab/><text:tab/><text:tab/><text:tab/><text:tab/><text:tab/><text:tab/> <text:s text:c="2"/></text:span><text:span text:style-name="T33">int</text:span><text:span text:style-name="T18"> start, </text:span><text:span text:style-name="T33">int</text:span><text:span text:style-name="T18"> length,</text:span></text:p>
      <text:p text:style-name="P38"><text:span text:style-name="T22"><text:tab/><text:tab/><text:tab/><text:tab/><text:tab/><text:tab/><text:tab/> <text:s text:c="2"/></text:span><text:span text:style-name="T33">boolean</text:span><text:span text:style-name="T18"> flushPlaylist) {</text:span></text:p>
      <text:p text:style-name="P39"><text:tab/><text:tab/><text:tab/>IConnection con = Red5.<text:span text:style-name="T26">getConnectionLocal</text:span>();</text:p>
      <text:p text:style-name="P38"><text:span text:style-name="T18"><text:tab/><text:tab/><text:tab/></text:span><text:span text:style-name="T33">return</text:span><text:span text:style-name="T18"> con.getRemoteAddress().equals(</text:span><text:span text:style-name="T35">"62.193.231.99"</text:span><text:span text:style-name="T18">);</text:span></text:p>
      <text:p text:style-name="P39"><text:tab/><text:tab/>}</text:p>
      <text:p text:style-name="P39"><text:tab/>});</text:p>
      <text:p text:style-name="P38"><text:span text:style-name="T18"><text:tab/></text:span><text:span text:style-name="T33">this</text:span><text:span text:style-name="T18">.registerStreamPublishSecurity(</text:span><text:span text:style-name="T33">new</text:span><text:span text:style-name="T18"> IStreamPublishSecurity() {</text:span></text:p>
      <text:p text:style-name="P38"><text:span text:style-name="T18"><text:tab/><text:tab/></text:span><text:span text:style-name="T32">@Override</text:span></text:p>
      <text:p text:style-name="P38"><text:span text:style-name="T18"><text:tab/><text:tab/></text:span><text:span text:style-name="T33">public</text:span><text:span text:style-name="T18"> </text:span><text:span text:style-name="T33">boolean</text:span><text:span text:style-name="T18"> isPublishAllowed(IScope scope, String name,</text:span></text:p>
      <text:p text:style-name="P39"><text:tab/><text:tab/><text:tab/><text:tab/><text:tab/><text:tab/><text:tab/> <text:s/>String mode) {</text:p>
      <text:p text:style-name="P39"><text:tab/><text:tab/><text:tab/>IConnection con = Red5.<text:span text:style-name="T26">getConnectionLocal</text:span>();</text:p>
      <text:p text:style-name="P38"><text:span text:style-name="T18"><text:tab/><text:tab/><text:tab/></text:span><text:span text:style-name="T33">return</text:span><text:span text:style-name="T18"> con.getRemoteAddress().equals(</text:span><text:span text:style-name="T35">"62.193.231.99"</text:span><text:span text:style-name="T18">);</text:span></text:p>
      <text:p text:style-name="P39"><text:tab/><text:tab/>}</text:p>
      <text:p text:style-name="P39"><text:tab/>});<text:tab/></text:p>
      <text:p text:style-name="P39">}</text:p>
      <text:p text:style-name="P39"/>
      <text:p text:style-name="P53">The IP address is the address of the current babelium website, so we're only allowing connections from that place.</text:p>
      <text:p text:style-name="Standard"/>
      <text:p text:style-name="P30">The last step is to build the red5 server using the given ant script and test that if red5's not being called from the appropriate IP address it gives us a <text:span text:style-name="T27">NetStream.Failed</text:span> error when we try to consume a stream resource.</text:p>
      <text:p text:style-name="P54">Information sources:</text:p>
      <text:p text:style-name="P25"><text:a xlink:type="simple" xlink:href="http://old.nabble.com/Protect-red5-server-streams-td16085721.html#a16085721"><text:span text:style-name="T36">http://old.nabble.com/Protect-red5-server-streams-td16085721.html#a16085721</text:span></text:a></text:p>
      <text:p text:style-name="P25"><text:a xlink:type="simple" xlink:href="http://red5.googlecode.com/svn/doc/tags/0_6rc3/HOWTO-Security.txt"><text:span text:style-name="T36">http://red5.googlecode.com/svn/doc/tags/0_6rc3/HOWTO-Security.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01T13:58:17">2010</text:date></text:p>
            </table:table-cell>
            <table:table-cell table:style-name="Tabla1.C1" office:value-type="string">
              <text:p text:style-name="MP5"><text:page-number text:select-page="current">1</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2T13:28:57</meta:creation-date>
    <dc:date>2010-06-01T13:58:17</dc:date>
    <meta:editing-duration>PT12H55M55S</meta:editing-duration>
    <meta:editing-cycles>50</meta:editing-cycles>
    <meta:generator>OpenOffice.org/3.1$Linux OpenOffice.org_project/310m19$Build-9420</meta:generator>
    <dc:creator>Inko </dc:creator>
    <meta:document-statistic meta:table-count="5" meta:image-count="0" meta:object-count="0" meta:page-count="18" meta:paragraph-count="385" meta:word-count="3959" meta:character-count="27246"/>
    <meta:user-defined meta:name="Información 1"/>
    <meta:user-defined meta:name="Información 2"/>
    <meta:user-defined meta:name="Información 3"/>
    <meta:user-defined meta:name="Información 4"/>
  </office:meta>
</office:document-meta>
</file>